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5cm" svg:height="2.5cm" svg:x="10.5cm" svg:y="9cm">
          <text:p text:style-name="P1"><text:span text:style-name="T1">live 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5cm" svg:height="2.5cm" svg:x="1.5cm" svg:y="9cm">
          <text:p text:style-name="P1"><text:span text:style-name="T1">live 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.5cm" svg:height="1.5cm" svg:x="3cm" svg:y="5.5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3.75cm" svg:y1="9cm" svg:x2="3cm" svg:y2="6.25cm" draw:start-shape="id1" draw:start-glue-point="0" draw:end-shape="id2" draw:end-glue-point="5" svg:d="M3750 9000v-999h-1251v-1751h501" svg:viewBox="0 0 1252 2751">
          <text:p/>
        </draw:connector>
        <draw:connector draw:style-name="gr3" draw:text-style-name="P1" draw:layer="layout" svg:x1="12.75cm" svg:y1="9cm" svg:x2="13.5cm" svg:y2="6.25cm" draw:start-shape="id3" draw:start-glue-point="0" draw:end-shape="id4" draw:end-glue-point="7" svg:d="M12750 9000v-999h1252v-1751h-502" svg:viewBox="0 0 1253 2751">
          <text:p/>
        </draw:connector>
        <draw:custom-shape draw:style-name="gr2" draw:text-style-name="P3" xml:id="id4" draw:id="id4" draw:layer="layout" svg:width="1.5cm" svg:height="1.5cm" svg:x="12cm" svg:y="5.5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10.5cm" svg:y1="10.25cm" svg:x2="6cm" svg:y2="10.25cm" draw:start-shape="id3" draw:start-glue-point="3" draw:end-shape="id1" draw:end-glue-point="1" svg:d="M10500 10250h-4500" svg:viewBox="0 0 4501 1">
          <text:p/>
        </draw:connector>
        <draw:frame draw:style-name="gr4" draw:text-style-name="P4" draw:layer="layout" svg:width="4.071cm" svg:height="0.645cm" svg:x="6.429cm" svg:y="9.5cm">
          <draw:text-box>
            <text:p><text:span text:style-name="T2">Scale down of serv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Mesnil</meta:initial-creator>
    <meta:creation-date>2009-10-16T14:08:27</meta:creation-date>
    <dc:date>2014-07-14T12:44:08.534368197</dc:date>
    <meta:editing-duration>PT1H18M58S</meta:editing-duration>
    <meta:editing-cycles>9</meta:editing-cycles>
    <meta:generator>LibreOffice/4.2.5.2$Linux_X86_64 LibreOffice_project/420$Build-2</meta:generator>
    <meta:document-statistic meta:object-count="8"/>
  </office:meta>
</office:document-meta>
</file>